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line-height="0.882cm" fo:text-align="center" style:justify-single-word="false" style:snap-to-layout-grid="false"/>
      <style:text-properties fo:font-size="17pt" fo:font-weight="bold" style:font-size-asian="17pt" style:font-weight-asian="bold" style:font-size-complex="12pt"/>
    </style:style>
    <style:style style:name="P2" style:family="paragraph" style:parent-style-name="Standard">
      <style:paragraph-properties fo:line-height="0.635cm" style:snap-to-layout-grid="false"/>
    </style:style>
    <style:style style:name="P3" style:family="paragraph" style:parent-style-name="Standard">
      <style:paragraph-properties fo:line-height="0.635cm" style:snap-to-layout-grid="false"/>
      <style:text-properties fo:font-size="12pt" style:font-size-asian="12pt" style:font-size-complex="12pt"/>
    </style:style>
    <style:style style:name="P4" style:family="paragraph" style:parent-style-name="Standard">
      <style:paragraph-properties fo:line-height="0.529cm" style:snap-to-layout-grid="false"/>
      <style:text-properties fo:font-size="12pt" style:font-size-asian="12pt" style:font-size-complex="12pt"/>
    </style:style>
    <style:style style:name="P5" style:family="paragraph" style:parent-style-name="Standard">
      <style:paragraph-properties fo:line-height="0.529cm" style:snap-to-layout-grid="false"/>
    </style:style>
    <style:style style:name="P6" style:family="paragraph" style:parent-style-name="Standard">
      <style:paragraph-properties fo:margin-left="0cm" fo:margin-right="0cm" fo:line-height="0.635cm" fo:text-indent="0.741cm" style:auto-text-indent="false" style:snap-to-layout-grid="false"/>
    </style:style>
    <style:style style:name="P7" style:family="paragraph" style:parent-style-name="Standard">
      <style:paragraph-properties fo:margin-left="0cm" fo:margin-right="0cm" fo:line-height="0.635cm" fo:text-indent="0.847cm" style:auto-text-indent="false" style:snap-to-layout-grid="false"/>
    </style:style>
    <style:style style:name="P8" style:family="paragraph" style:parent-style-name="Standard">
      <style:paragraph-properties fo:margin-left="0.423cm" fo:margin-right="0cm" fo:line-height="0.635cm" fo:text-indent="-0.423cm" style:auto-text-indent="false" style:snap-to-layout-grid="false"/>
    </style:style>
    <style:style style:name="P9" style:family="paragraph" style:parent-style-name="Standard">
      <style:paragraph-properties fo:margin-left="0.423cm" fo:margin-right="0cm" fo:line-height="0.635cm" fo:text-indent="-0.423cm" style:auto-text-indent="false" style:snap-to-layout-grid="false"/>
      <style:text-properties fo:font-size="12pt" style:font-size-asian="12pt" style:font-size-complex="12pt"/>
    </style:style>
    <style:style style:name="P10" style:family="paragraph" style:parent-style-name="Standard" style:master-page-name="Standard">
      <style:paragraph-properties fo:line-height="0.882cm" fo:text-align="center" style:justify-single-word="false" style:page-number="auto" style:snap-to-layout-grid="false"/>
    </style:style>
    <style:style style:name="T1" style:family="text">
      <style:text-properties fo:font-size="17pt" fo:font-weight="bold" style:font-size-asian="17pt" style:font-weight-asian="bold" style:font-size-complex="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二手房买卖协议</text:span></text:p>
      <text:p text:style-name="P1"/>
      <text:p text:style-name="P2"><text:span text:style-name="T2">甲方：<text:tab/><text:tab/><text:tab/><text:tab/><text:tab/><text:tab/><text:tab/><text:tab/><text:tab/>乙方： </text:span></text:p>
      <text:p text:style-name="P2"><text:span text:style-name="T2">身份证号：<text:tab/><text:tab/><text:tab/><text:tab/><text:tab/><text:tab/><text:tab/><text:tab/>身份证号： </text:span></text:p>
      <text:p text:style-name="P3"/>
      <text:p text:style-name="P2"><text:span text:style-name="T2">代理人： <text:tab/><text:tab/><text:tab/><text:tab/><text:tab/><text:tab/><text:tab/><text:tab/>代理人：</text:span></text:p>
      <text:p text:style-name="P2"><text:span text:style-name="T2">身份证号：<text:tab/><text:tab/><text:tab/><text:tab/><text:tab/><text:tab/><text:tab/> <text:tab/>身份证号：</text:span></text:p>
      <text:p text:style-name="P3"/>
      <text:p text:style-name="P2"><text:span text:style-name="T2">丙方：</text:span><text:bookmark text:name="_GoBack"/></text:p>
      <text:p text:style-name="P2"><text:span text:style-name="T2">地址：</text:span></text:p>
      <text:p text:style-name="P2"><text:span text:style-name="T2">置业顾问：</text:span></text:p>
      <text:p text:style-name="P2"><text:span text:style-name="T2">联系电话：</text:span></text:p>
      <text:p text:style-name="P3"/>
      <text:p text:style-name="P6"><text:span text:style-name="T2">经丙方居间，甲方自愿将其房产出售给乙方，三方经友好协商，在平等、自愿、公平、协商一致的基础上同意订立本协议并共同遵守。</text:span></text:p>
      <text:p text:style-name="P5"><text:span text:style-name="T2">.</text:span></text:p>
      <text:p text:style-name="P2"><text:span text:style-name="T3">一、房屋基本状况</text:span></text:p>
      <text:p text:style-name="P2"><text:span text:style-name="T2">1.房屋坐落：</text:span><text:span text:style-name="T4"> <text:s text:c="48"/></text:span><text:span text:style-name="T2">。</text:span></text:p>
      <text:p text:style-name="P2"><text:span text:style-name="T2">2.房屋所有权人：</text:span><text:span text:style-name="T4"> <text:s text:c="13"/></text:span><text:span text:style-name="T2"><text:s/>身份证号:</text:span><text:span text:style-name="T4"> <text:s text:c="33"/></text:span></text:p>
      <text:p text:style-name="P2"><text:span text:style-name="T2">3.房产证号：</text:span><text:span text:style-name="T4"> <text:s text:c="61"/></text:span><text:span text:style-name="T2">。</text:span></text:p>
      <text:p text:style-name="P2"><text:span text:style-name="T2">4.性质：房改房。</text:span></text:p>
      <text:p text:style-name="P2"><text:span text:style-name="T2">5.建筑面积：</text:span><text:span text:style-name="T4"> <text:s text:c="13"/></text:span><text:span text:style-name="T2"><text:s/>平米。</text:span></text:p>
      <text:p text:style-name="P2"><text:span text:style-name="T2">6.用途：住宅。</text:span></text:p>
      <text:p text:style-name="P2"><text:span text:style-name="T2">7.土地证号：</text:span><text:span text:style-name="T4"> <text:s text:c="22"/></text:span><text:span text:style-name="T2"><text:s/>；土地分摊面积：</text:span><text:span text:style-name="T4"> <text:s text:c="6"/></text:span><text:span text:style-name="T2">平米，土地使用权性质：划拨</text:span></text:p>
      <text:p text:style-name="P2"><text:span text:style-name="T2">8.抵押情况：无。</text:span></text:p>
      <text:p text:style-name="P2"><text:span text:style-name="T2">9.租赁情况：有租期至</text:span><text:span text:style-name="T4"> <text:s text:c="7"/></text:span><text:span text:style-name="T2">年</text:span><text:span text:style-name="T4"> <text:s text:c="3"/></text:span><text:span text:style-name="T2">月</text:span><text:span text:style-name="T4"> <text:s text:c="3"/></text:span><text:span text:style-name="T2">日止。</text:span></text:p>
      <text:p text:style-name="P4"/>
      <text:p text:style-name="P2"><text:span text:style-name="T3">二、权利担保</text:span></text:p>
      <text:p text:style-name="P7"><text:span text:style-name="T2">甲方保证对所售房屋享有完整无瑕疵的所有权和处分权且未被查封，房产证、土地证、身份证、放弃继承公证书、离婚协议书，等各项证件齐全，可以办理过户手续，同时房屋不存在任何产权纠纷和债权债务纠纷，若发生于甲方有关的产权纠纷或债权债务纠纷，概由甲方负责清理并承担相关民事责任，因此给乙方、丙方造成经济损失的，由甲方负责赔偿。甲方保证所售房屋内未发生自杀、他杀、意外死亡等重大事故，如有隐瞒，因此给乙方、丙方造成经济、精神损失的，由甲方负责赔偿。【上述房产房屋产权所有权人</text:span><text:span text:style-name="T4"> <text:s text:c="7"/></text:span><text:span text:style-name="T2">身份证号:</text:span><text:span text:style-name="T4"> <text:s text:c="19"/></text:span><text:span text:style-name="T2">因特殊原因无法到场签订该协议，特全权委托 </text:span><text:span text:style-name="T4"><text:s text:c="8"/></text:span><text:span text:style-name="T2">身份证号:</text:span><text:span text:style-name="T4"> <text:s text:c="19"/></text:span><text:span text:style-name="T2">代为签订该协议，且同意该协议的各项条款，若因该协议引起的任何纠纷由签订该协议的当事人承担相关民事责任。】</text:span></text:p>
      <text:p text:style-name="P5"><text:soft-page-break/><text:span text:style-name="T2"><text:s/></text:span></text:p>
      <text:p text:style-name="P2"><text:span text:style-name="T3">三、购买价款</text:span></text:p>
      <text:p text:style-name="P6"><text:span text:style-name="T2">乙方对该房地产情况己充分了解并愿意购买，甲乙双方议定的上述房地产成交总价为人民币</text:span><text:span text:style-name="T4"> <text:s text:c="33"/></text:span><text:span text:style-name="T2">。甲乙双方同意按房产现状办理过户手续。</text:span></text:p>
      <text:p text:style-name="P2"><text:span text:style-name="T2">1.该成交价由以下部分组成，乙方不再另行增加费用：</text:span></text:p>
      <text:p text:style-name="P2"><text:span text:style-name="T2">（1）房款：</text:span><text:span text:style-name="T4"> <text:s text:c="67"/></text:span></text:p>
      <text:p text:style-name="P2"><text:span text:style-name="T4"><text:s text:c="73"/></text:span><text:span text:style-name="T2">。</text:span></text:p>
      <text:p text:style-name="P2"><text:span text:style-name="T2">（2）装修款：</text:span><text:span text:style-name="T4"> <text:s text:c="65"/></text:span></text:p>
      <text:p text:style-name="P2"><text:span text:style-name="T4"><text:s text:c="72"/></text:span><text:span text:style-name="T2">。 </text:span></text:p>
      <text:p text:style-name="P2"><text:span text:style-name="T2">（3）家具及家电：主要包括</text:span><text:span text:style-name="T4"> <text:s text:c="56"/></text:span></text:p>
      <text:p text:style-name="P2"><text:span text:style-name="T4"><text:s text:c="73"/></text:span><text:span text:style-name="T2">。</text:span></text:p>
      <text:p text:style-name="P2"><text:span text:style-name="T2">（4）房屋附属设施：</text:span><text:span text:style-name="T4"> <text:s text:c="62"/></text:span></text:p>
      <text:p text:style-name="P2"><text:span text:style-name="T4"><text:s text:c="73"/></text:span><text:span text:style-name="T2">。</text:span></text:p>
      <text:p text:style-name="P2"><text:span text:style-name="T2">2.<text:tab/>甲方应提供以下资料原件：</text:span><text:span text:style-name="T4"> <text:s text:c="43"/></text:span><text:span text:style-name="T2">。</text:span></text:p>
      <text:p text:style-name="P2"><text:span text:style-name="T2">3.<text:tab/>如房屋地址变更，甲方应于房产交易所交件当日提供公安局地址变更证明。</text:span></text:p>
      <text:p text:style-name="P4"/>
      <text:p text:style-name="P2"><text:span text:style-name="T3">四、付款方式及期限</text:span></text:p>
      <text:p text:style-name="P7"><text:span text:style-name="T2">乙方支付给甲方购房合人民币</text:span><text:span text:style-name="T4"> <text:s text:c="36"/></text:span><text:span text:style-name="T2">给甲方。</text:span></text:p>
      <text:p text:style-name="P7"><text:span text:style-name="T2">定金在乙方支付</text:span><text:span text:style-name="T4"> <text:s text:c="5"/></text:span><text:span text:style-name="T2">购房款时冲抵房款。甲方收取定金后禁止对外再挂牌出售该房源、禁止再给其他购房需求者提供看房服务，一经发现则属悔约，甲方应按本协议违约责任条款中的约定承担违约责任。</text:span></text:p>
      <text:p text:style-name="P7"><text:span text:style-name="T2">1.购房款项分</text:span><text:span text:style-name="T4"> <text:s text:c="4"/></text:span><text:span text:style-name="T2">期付清:</text:span></text:p>
      <text:p text:style-name="P7"><text:span text:style-name="T2">第一期购房款项乙方于</text:span><text:span text:style-name="T4"> <text:s text:c="29"/></text:span><text:span text:style-name="T2">支付人民币</text:span><text:span text:style-name="T4"> <text:s text:c="23"/></text:span><text:span text:style-name="T2">给甲方。</text:span></text:p>
      <text:p text:style-name="P7"><text:span text:style-name="T2">第二期购房款项乙方于</text:span><text:span text:style-name="T4"> <text:s text:c="28"/></text:span><text:span text:style-name="T2">支付人民币</text:span><text:span text:style-name="T4"> <text:s text:c="24"/></text:span><text:span text:style-name="T2">给甲方。</text:span></text:p>
      <text:p text:style-name="P7"><text:span text:style-name="T2">（出新产权证60个工作日内）</text:span></text:p>
      <text:p text:style-name="P4"/>
      <text:p text:style-name="P2"><text:span text:style-name="T3">五、税费承担</text:span></text:p>
      <text:p text:style-name="P7"><text:span text:style-name="T2">该房地产的房屋所有权证和国有土地使用权证从甲方名下过户到乙方名下应缴纳的所有税费（包括契税、评估费、测绘费、查档费、登记费、转让费、土地出让金、个人所得税、土地办证费等）由</text:span><text:span text:style-name="T4"> <text:s text:c="3"/></text:span><text:span text:style-name="T2">方承担。房改房/经济适用房/集资房上市前的公示费、由</text:span><text:span text:style-name="T4"> <text:s text:c="2"/></text:span><text:span text:style-name="T2">方承担。所有税费以缴纳时实际发生的为准。若遇国家税费调整或新增税费由</text:span><text:span text:style-name="T4"> <text:s text:c="3"/></text:span><text:span text:style-name="T2">方承担。</text:span></text:p>
      <text:p text:style-name="P4"/>
      <text:p text:style-name="P2"><text:span text:style-name="T3">六、中介费用的承担及支付</text:span></text:p>
      <text:p text:style-name="P8"><text:span text:style-name="T2">1.甲乙双方一致同意本协议签订之日视为丙方促成交易之日。</text:span></text:p>
      <text:p text:style-name="P8"><text:span text:style-name="T2">2.本次房产交易，丙方收取中介费为人民币</text:span><text:span text:style-name="T4"> <text:s text:c="20"/></text:span><text:span text:style-name="T2">，乙方承担人民币</text:span><text:span text:style-name="T4"> <text:s text:c="12"/></text:span><text:span text:style-name="T2">，在交件过户当日支付给丙方。</text:span></text:p>
      <text:p text:style-name="P8"><text:span text:style-name="T2">3.如支付方不按时支付中介费，丙方有权停止办理该房屋过户的相关手续，由此引起</text:span><text:soft-page-break/><text:span text:style-name="T2">的一切责任由不按时支付中介费方承担，且每天应按中介费的千分之二承担逾期付款的违约金。</text:span></text:p>
      <text:p text:style-name="P8"><text:span text:style-name="T2">4.无论甲方或乙方中途悔约或甲乙双方协商解除本协议，丙方已收中介费不予退还，中介费仍需支付， 支付方为：在一方悔约的情况下，中介费应由悔约方支付，在双方协商解除协议的情况下，中介费由双方协商支付，如未协商或协商不成则仍按第六条第2项的约定支付。</text:span></text:p>
      <text:p text:style-name="P8"><text:span text:style-name="T2">5.如因甲方或乙方隐瞒真实情况等原因造成本协议无效或被撤销，丙方己收中介费不予退还，中介费应由责任方承担。</text:span></text:p>
      <text:p text:style-name="P8"><text:span text:style-name="T2">6.甲乙双方利用丙方所提供信息、条件、机会等，私自签订《房地产买卖契约》或者另行通过其他居间方签订《房地产买卖契约》到房地产交易所交件，甲乙双方应当承担违约责任，丙方有权要求甲乙双方连带支付本协议约定的全部中介费用。</text:span></text:p>
      <text:p text:style-name="P4"/>
      <text:p text:style-name="P2"><text:span text:style-name="T3">七、过户手续的办理</text:span></text:p>
      <text:p text:style-name="P8"><text:span text:style-name="T2">1.甲乙双方共同委托丙方全权办理该房地产的过户手续，甲、乙双方应积极协助配合，丙方在国家或相关部门规定的期限内办妥房产证及土地证过户手续。在相关部门正常履行职能的前提下，甲乙双方在房产交易所交件过户手续完备后，乙方名下房屋所有权证应在相关部门规定出证时限内办理完成【政策变动因素及不可抗拒因素除外】。如因丙方原因导致乙方产权证逾期办理的，丙方每天按己收中介费金额的千分之二支付乙方违约金。</text:span></text:p>
      <text:p text:style-name="P8"><text:span text:style-name="T2">2.甲、乙双方在本协议签订之日起</text:span><text:span text:style-name="T4"> <text:s text:c="3"/></text:span><text:span text:style-name="T2">天内，将办理房产权证、土地证转移所需的一切完整有效的过户资料交付给丙方。如有故意拖延交付资料、身份核对、税费缴纳等行为，导致不能及时办理过户手续，则属违约，按本协议违约责任条款中的约定承担违约责任，丙方不承担任何责任。</text:span></text:p>
      <text:p text:style-name="P4"/>
      <text:p text:style-name="P2"><text:span text:style-name="T3">八、银行按揭手续办理</text:span></text:p>
      <text:p text:style-name="P8"><text:span text:style-name="T2">1.乙方委托丙方协助办理二手房按揭贷款，因贷款产生的评估费、抵押登记费、保险费等全部由乙方承担。协助办理银行贷款服各费为人民币</text:span><text:span text:style-name="T4"> <text:s text:c="15"/></text:span><text:span text:style-name="T2">，在</text:span><text:span text:style-name="T4"> <text:s text:c="7"/></text:span><text:span text:style-name="T2">日支付丙方。甲乙双方一致同意上述房产的贷款方式为商贷，借款人</text:span><text:span text:style-name="T4"> <text:s text:c="9"/></text:span><text:span text:style-name="T2">身份证号：</text:span><text:span text:style-name="T4"> <text:s text:c="14"/></text:span><text:span text:style-name="T2">乙方应在本协议签订后</text:span><text:span text:style-name="T4"> <text:s text:c="3"/></text:span><text:span text:style-name="T2">日内提供银行贷款所需全部个人资料（包括与贷款额度相对应的单位收入证明及现金流水账等），并承诺无不良贷款记录，若因此造成此项贷款被停止受理或乙方决定不办理银行贷款，乙方同意在</text:span><text:span text:style-name="T4"> <text:s text:c="24"/></text:span><text:span text:style-name="T2">内将未付款项补齐给甲方，逾期乙方按本协议违约责任条款中的约定承担违约责任。</text:span></text:p>
      <text:p text:style-name="P4"/>
      <text:p text:style-name="P2"><text:span text:style-name="T3">九、房屋交付</text:span></text:p>
      <text:p text:style-name="P8"><text:span text:style-name="T2">1.甲方将上述房屋交付给乙方使用</text:span><text:span text:style-name="T4"> <text:s text:c="3"/></text:span><text:span text:style-name="T2">日乙方应将全部房款支付清，同时该房的使用权利及义务属乙方所有。房屋交付前，甲乙双方共同对房屋及附属设施设备、相关物品清单等进行验收办理交接手续，记录水、电、气表的度数，甲方负责结清交房前应由其承担的一切费用（水费、电费、物业费、卫生费、 有线/数字电视费</text:span><text:soft-page-break/><text:span text:style-name="T2">等），并将房屋配套设施（物业、水、电、有线/数字电视等）过户所需的各种资料移交给乙方并配合过户。甲方如已开通数字电视，初装费设备及己缴纳的收视费用附送给乙方。</text:span></text:p>
      <text:p text:style-name="P8"><text:span text:style-name="T2">2.甲方保证原房产坐落户户口在</text:span><text:span text:style-name="T4"> <text:s text:c="12"/></text:span><text:span text:style-name="T2">前迁出。</text:span></text:p>
      <text:p text:style-name="P8"><text:span text:style-name="T2">3.如房屋存在租赁，甲乙双方同意按下述第</text:span><text:span text:style-name="T4"> <text:s text:c="5"/></text:span><text:span text:style-name="T2">种方式处置租赁合同。</text:span></text:p>
      <text:p text:style-name="P8"><text:span text:style-name="T2">（1）房屋交付后，甲方需书面通知承租人今后应向乙方履行交付租金等租赁合同义务，或协助乙方承租人签订新的租赁合同，甲方同时将承租人已交租赁押金或保证金及预交租金（若有）转交乙方。如甲方或承租人不与配合，乙方有权从支付甲方的购房款中保留</text:span><text:span text:style-name="T4"><text:tab/> <text:s text:c="9"/></text:span><text:span text:style-name="T2">元，待承租人返还房款时再与甲方无息结算。</text:span></text:p>
      <text:p text:style-name="P5"><text:span text:style-name="T2"><text:s/></text:span></text:p>
      <text:p text:style-name="P2"><text:span text:style-name="T3">十、违约责任</text:span></text:p>
      <text:p text:style-name="P8"><text:span text:style-name="T2">1.本次交易甲乙双方选择违约责任为定金条款，违约金约定为人民币</text:span><text:span text:style-name="T4"> <text:s text:c="19"/></text:span><text:span text:style-name="T2">。</text:span></text:p>
      <text:p text:style-name="P8"><text:span text:style-name="T2">2.乙方中途悔约或未按本协议条款规定付清任何一期房款时，均属乙方违约，甲方有权按照下列步骤处理该房产：</text:span></text:p>
      <text:p text:style-name="P8"><text:span text:style-name="T2">（1）甲方暂保留该房产三十日，等候乙方付款，但在保留期间，乙方应支付延期利息，每天按应付甲方金额的千分之二计息，由乙方支付给甲方。</text:span></text:p>
      <text:p text:style-name="P8"><text:span text:style-name="T2">（2）保留期限届满，乙方仍然延期未付应付款项，即视为自动放弃购置，如未进行产权登记过户，甲方有权将该房产转卖他人，乙方不得有异议。乙方所交的购房款甲方在三日内不计利息予以退还，乙方不得向甲方索还定金，定金视为违约金归甲方所有，并按约定金额支付违约金。</text:span></text:p>
      <text:p text:style-name="P8"><text:span text:style-name="T2">（3）甲方房屋所有权证过户到乙方名下后，由于乙方原因无法支付该房屋所有房款给甲方时，视为乙方违约，乙方应在三日内，将乙方名下房屋所有权证重新过户到甲方名下，过户产生的所有税费、中介费及相关费用由乙方承担。</text:span></text:p>
      <text:p text:style-name="P8"><text:span text:style-name="T2">（4）由于乙方原因逾期过户的，乙方支付延期利息，每天按房屋成交价的千分之二计息，由乙方支付给甲方，并应支付所有中介费给丙方。</text:span></text:p>
      <text:p text:style-name="P8"><text:span text:style-name="T2">3.如甲方中途悔约或未按本协议条款履行甲方义务时均属甲方违约，乙方有权按以下步骤追究甲方违约责任：</text:span></text:p>
      <text:p text:style-name="P8"><text:span text:style-name="T2">（1）甲方应在悔约之日起3日内向乙方退还所交房款，逾期每天按所收房款的千分之二计息支付给乙方。</text:span></text:p>
      <text:p text:style-name="P8"><text:span text:style-name="T2">（2）甲方应在悔约之日起三日内将定金退还给乙方，并按约定支付违约金。</text:span></text:p>
      <text:p text:style-name="P8"><text:span text:style-name="T2">（3）如该房过户乙方名下，甲方要求恢复甲方名下，经乙方同意，过户产生的所有税费、中介费及相关费用由甲方承担。.</text:span></text:p>
      <text:p text:style-name="P8"><text:span text:style-name="T2">（4）由于甲方原因逾期过户的，甲方支付延期利息，每天按房屋成交价的千分之二计息，由甲方支付给乙方，并应支付所有中介费给丙方。</text:span></text:p>
      <text:p text:style-name="P4"/>
      <text:p text:style-name="P2"><text:span text:style-name="T3">十一、其他约定</text:span></text:p>
      <text:p text:style-name="P8"><text:span text:style-name="T2">1.三方一致确认：在本协议上的通讯地址及联系方式是真实并可持续联系的（如有变更应以录音电话、短信或书面方式通知相关对方），三方均可通过此地址、联系</text:span><text:soft-page-break/><text:span text:style-name="T2">方式与对方联系及送达文件。</text:span></text:p>
      <text:p text:style-name="P8"><text:span text:style-name="T2">2.协议签订后，因政府原因（拆迀、征用、包括限购令等）或不可抗力原因无法交易，甲、乙、丙三均无责任，本协议终止执行。</text:span></text:p>
      <text:p text:style-name="P8"><text:span text:style-name="T2">3.本协议在履行过程中发生争议，甲乙丙三方应协商解决。协商不成时，任何一方均可向有管辖权的人民法院起诉。</text:span></text:p>
      <text:p text:style-name="P8"><text:span text:style-name="T2">4.所有付款到位以当事人签署收款收据（或收条）及银行转账凭据为准。在乙方取得乙方名下的房产证和土地证、房产交割完毕、甲方取得所有房款及中介费结清后，本协议终止。</text:span></text:p>
      <text:p text:style-name="P8"><text:span text:style-name="T2">5.双方约定</text:span><text:span text:style-name="T4"> <text:s text:c="18"/></text:span><text:span text:style-name="T2">前到相关房产交易所交件，如不能按期交件，超出</text:span><text:span text:style-name="T4"> <text:s text:c="2"/></text:span><text:span text:style-name="T2">天，甲方视同为逾期交房，乙方视同为逾期付款，由不配合方按本协议违约责任条款中的约定承担违约责任。</text:span></text:p>
      <text:p text:style-name="P8"><text:span text:style-name="T2">6.丙方保证该房产今年就读中华学区。</text:span></text:p>
      <text:p text:style-name="P8"><text:span text:style-name="T2">7.如上述房屋存在超标无法过户，甲乙丙三方任何一方无需承担违约责任合同自动取消。</text:span></text:p>
      <text:p text:style-name="P8"><text:span text:style-name="T2">8.未尽事宜双方另行协商补充，如需对本协议主要条款进行变更，应以书面方式进行。</text:span></text:p>
      <text:p text:style-name="P9"/>
      <text:p text:style-name="P7"><text:span text:style-name="T2"><text:s/>郑重声明：桂林市同创房地产经纪有限公司在此声明，禁止公司任何员工私下以任何理由向甲乙双方收取该协议外的任何费用，如有任一方纵容此类事件发生，因此引起的一切纠纷、损失与桂林市同创房地产经纪有限公司无任何关系，如因此事导致证件逾期办理由责任方承担一切责任。</text:span></text:p>
      <text:p text:style-name="P9"/>
      <text:p text:style-name="P8"><text:span text:style-name="T2">本协议一式三份（共5页），甲、乙、丙方各执一份，自三份签字盖章并收到购房定金之日起生效。</text:span></text:p>
      <text:p text:style-name="P3"/>
      <text:p text:style-name="P3"/>
      <text:p text:style-name="P2"><text:span text:style-name="T2">甲方：<text:tab/><text:tab/><text:tab/><text:tab/><text:tab/><text:tab/><text:tab/>乙方：<text:tab/><text:tab/><text:tab/><text:tab/><text:tab/><text:tab/><text:tab/>丙方：</text:span></text:p>
      <text:p text:style-name="P3"/>
      <text:p text:style-name="P2"><text:span text:style-name="T2">代理人：<text:tab/><text:tab/><text:tab/><text:tab/><text:tab/><text:tab/>代理人：<text:tab/><text:tab/><text:tab/><text:tab/><text:tab/><text:tab/>签单人员：</text:span></text:p>
      <text:p text:style-name="P3"/>
      <text:p text:style-name="P2"><text:span text:style-name="T2"><text:s text:c="4"/>年 <text:s text:c="2"/>月 <text:s text:c="2"/>日<text:tab/><text:tab/><text:tab/><text:tab/><text:tab/> <text:s/>年 <text:s text:c="2"/>月 <text:s text:c="2"/>日<text:tab/><text:tab/><text:tab/><text:tab/> <text:s/>年 <text:s text:c="2"/>月 <text:s text:c="2"/>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宋体" style:font-size-asian="10.5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0.5pt" fo:language="en" fo:country="US" style:letter-kerning="true" style:font-name-asian="宋体" style:font-size-asian="10.5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701cm" fo:margin-right="2.701cm" style:writing-mode="lr-tb" style:layout-grid-color="#c0c0c0" style:layout-grid-lines="44" style:layout-grid-base-height="0.423cm" style:layout-grid-ruby-height="0.127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toBVT</meta:initial-creator>
    <dc:creator>AutoBVT</dc:creator>
    <meta:editing-cycles>3</meta:editing-cycles>
    <meta:creation-date>2017-11-29T04:10:00</meta:creation-date>
    <dc:date>2017-11-29T05:51:00</dc:date>
    <meta:editing-duration>PT1H37M</meta:editing-duration>
    <meta:generator>LibreOffice/5.3.7.2.0$Linux_X86_64 LibreOffice_project/30$Build-2</meta:generator>
    <meta:document-statistic meta:table-count="0" meta:image-count="0" meta:object-count="0" meta:page-count="5" meta:paragraph-count="90" meta:word-count="3802" meta:character-count="5206" meta:non-whitespace-character-count="3839"/>
    <meta:user-defined meta:name="AppVersion">14.0000</meta:user-defined>
    <meta:user-defined meta:name="Company">chi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